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5c23e" officeooo:paragraph-rsid="0005c23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89dbd" officeooo:paragraph-rsid="00089dbd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9e764" officeooo:paragraph-rsid="0009e764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a277e" officeooo:paragraph-rsid="000a277e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c1396" officeooo:paragraph-rsid="000c1396"/>
    </style:style>
    <style:style style:name="T1" style:family="text">
      <style:text-properties officeooo:rsid="00073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لام</text:p>
      <text:p text:style-name="P1">برای مساله زیر معادلات ماتریسی لازم را می‌خواهم.<text:line-break/>یک خازن دارم که از دو صفحه فلزی بزرگ ( مثلاً مربعی تشکیل شده است.) این دو صفحه در جهت x , y گسترش پیدا کرده‌اند. مابین آن‌ها یک دی‌الکتریک هست که در جهات x و <text:s/>y به اندازه دو صفحه فلزی میباشد اما در جهت z تنها نیمی از حجم داخلی خازن را پر کرده است. یعنی در جهت z یک صفحه فلزی داریم سپس فضای خالی سپس دی الکتریک و سپس باز هم فضای خالی دقیقاً به اندازه فضای خالی قبلی و در نهایت صفحه فلزی دوم. <text:line-break/>معادله ماتریسی برای به دست آوردن بار صفحات فلزی را می‌خواهم. لطفاً فقط از چهار المان استفاده کنید. یعنی صفحه بالایی، صفحه پایینی و دو سطح مابین دی‌الکتریک و هوا.<text:line-break/><text:span text:style-name="T1">میخواهم با روش مقادیر مرزی این ماتریس به دست آید. لطفاً یک مثال عددی بزن.</text:span></text:p>
      <text:p text:style-name="P2">لطفاً خیلی هم توضیح نده. جواب را بده.<text:line-break/>فاصله بین دو صفحه فلزی نسبتاً کم است. بنابراین ۴ عنصر درگیر عبارتند از:</text:p>
      <text:p text:style-name="P3">۱ – سطح فلزی خازن بالایی</text:p>
      <text:p text:style-name="P3">۲- سطح فلزی خازن پایینی</text:p>
      <text:p text:style-name="P3">۳ – سطح بالایی دی‌الکتریک</text:p>
      <text:p text:style-name="P3">۴ – سطح پایینی دی‌الکتریک</text:p>
      <text:p text:style-name="P4">فاصله دو صفحه فلزی: ۱ سانتی‌متر<text:line-break/>ضخامت دی الکتریک: ۰٫۵ سانتی‌متر</text:p>
      <text:p text:style-name="P4">ابعاد هر ۴ صفحه: ۱متر در ۱ متر</text:p>
      <text:p text:style-name="P5">ولتاژ صفحه بالایی: ۱<text:line-break/>ولتاژ پایینی: -۱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9:18:19.062138655</meta:creation-date>
    <meta:generator>LibreOffice/24.2.7.2$Linux_X86_64 LibreOffice_project/420$Build-2</meta:generator>
    <dc:date>2025-05-20T02:58:49.750282291</dc:date>
    <meta:editing-duration>PT22M39S</meta:editing-duration>
    <meta:editing-cycles>6</meta:editing-cycles>
    <meta:document-statistic meta:table-count="0" meta:image-count="0" meta:object-count="0" meta:page-count="1" meta:paragraph-count="10" meta:word-count="209" meta:character-count="1000" meta:non-whitespace-character-count="796"/>
  </office:meta>
</office:document-meta>
</file>